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8b46" officeooo:paragraph-rsid="000d8b46"/>
    </style:style>
    <style:style style:name="P2" style:family="paragraph" style:parent-style-name="Standard">
      <style:text-properties officeooo:rsid="000e900a" officeooo:paragraph-rsid="000e900a"/>
    </style:style>
    <style:style style:name="P3" style:family="paragraph" style:parent-style-name="Standard">
      <style:text-properties officeooo:paragraph-rsid="000d8b46"/>
    </style:style>
    <style:style style:name="P4" style:family="paragraph" style:parent-style-name="Standard">
      <style:text-properties officeooo:rsid="00130edd" officeooo:paragraph-rsid="000d8b46"/>
    </style:style>
    <style:style style:name="P5" style:family="paragraph" style:parent-style-name="Standard">
      <style:text-properties officeooo:rsid="0014b1f3" officeooo:paragraph-rsid="0014b1f3"/>
    </style:style>
    <style:style style:name="P6" style:family="paragraph" style:parent-style-name="Standard">
      <style:text-properties officeooo:paragraph-rsid="0014b1f3"/>
    </style:style>
    <style:style style:name="P7" style:family="paragraph" style:parent-style-name="Standard">
      <style:text-properties officeooo:paragraph-rsid="0018c619"/>
    </style:style>
    <style:style style:name="T1" style:family="text">
      <style:text-properties officeooo:rsid="000d8b46"/>
    </style:style>
    <style:style style:name="T2" style:family="text">
      <style:text-properties officeooo:rsid="000e900a"/>
    </style:style>
    <style:style style:name="T3" style:family="text">
      <style:text-properties officeooo:rsid="000fe435"/>
    </style:style>
    <style:style style:name="T4" style:family="text">
      <style:text-properties officeooo:rsid="00114d61"/>
    </style:style>
    <style:style style:name="T5" style:family="text">
      <style:text-properties officeooo:rsid="00130edd"/>
    </style:style>
    <style:style style:name="T6" style:family="text">
      <style:text-properties officeooo:rsid="0014b1f3"/>
    </style:style>
    <style:style style:name="T7" style:family="text">
      <style:text-properties officeooo:rsid="0015c66e"/>
    </style:style>
    <style:style style:name="T8" style:family="text">
      <style:text-properties officeooo:rsid="001729b0"/>
    </style:style>
    <style:style style:name="T9" style:family="text">
      <style:text-properties officeooo:rsid="00183991"/>
    </style:style>
    <style:style style:name="T10" style:family="text">
      <style:text-properties officeooo:rsid="0018c619"/>
    </style:style>
    <style:style style:name="T11" style:family="text">
      <style:text-properties officeooo:rsid="001a3df8"/>
    </style:style>
    <style:style style:name="T12" style:family="text">
      <style:text-properties officeooo:rsid="001b1c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ário de produção do trabalho de Princípios de Engenharia de Software</text:p>
      <text:p text:style-name="P1"/>
      <text:p text:style-name="P2">31/03/2014</text:p>
      <text:p text:style-name="P3"><text:span text:style-name="T1">Dia 1: Instalando e aprendendo a usar LUA. Hello World, leitura do makefile... </text:span><text:span text:style-name="T2">leitura de sites e exemplos. </text:span><text:span text:style-name="T3">Problemas com o strlen... </text:span><text:span text:style-name="T4">consegui com # </text:span><text:span text:style-name="T5">em uns 20 min</text:span></text:p>
      <text:p text:style-name="P4"/>
      <text:p text:style-name="P5">01/04/2014: </text:p>
      <text:p text:style-name="P6"><text:span text:style-name="T6">Dia 2: Projeto no gitHub. </text:span><text:span text:style-name="T7">Aprendendo a mexer comm files em lua. </text:span><text:span text:style-name="T8">Em 30 min =&gt; pega linha que eu quiser. </text:span><text:span text:style-name="T9">25 min consegui pegar o numero randomico e fazer funcoes para pegar as linhas.</text:span></text:p>
      <text:p text:style-name="P6"><text:span text:style-name="T9"/></text:p>
      <text:p text:style-name="P7"><text:span text:style-name="T10">03/04/2014:</text:span></text:p>
      <text:p text:style-name="P7"><text:span text:style-name="T10">Dia 3: Uso do LibreOffice Draw para desenhar uma hierarquia de métodos e desse modo acompanhar o desenvolvimento e organização do código. </text:span><text:span text:style-name="T11">Gastando um bom tempo pensando nas divsões de módulos. </text:span><text:span text:style-name="T12">Estou gastando um bom tempo pensando nisso. Como uasr o princípio do 3-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8:34:20</meta:creation-date>
    <dc:date>2014-04-03T19:19:10</dc:date>
    <meta:editing-duration>PT3H24M8S</meta:editing-duration>
    <meta:editing-cycles>5</meta:editing-cycles>
    <meta:generator>LibreOffice/4.0.2.2$Linux_X86_64 LibreOffice_project/400m0$Build-2</meta:generator>
    <meta:document-statistic meta:table-count="0" meta:image-count="0" meta:object-count="0" meta:page-count="1" meta:paragraph-count="7" meta:word-count="122" meta:character-count="712" meta:non-whitespace-character-count="596"/>
  </office:meta>
</office:document-meta>
</file>